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08cm" svg:y="1.127cm">
          <text:p text:style-name="P1"><text:span text:style-name="T1">jettyRunWar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686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04cm" svg:y1="1.889cm" svg:x2="3.605cm" svg:y2="2.778cm" draw:start-shape="id1" draw:start-glue-point="6" draw:end-shape="id2" draw:end-glue-point="4" svg:d="m3604 1889 1 889" svg:viewBox="0 0 2 890">
          <text:p/>
        </draw:connector>
        <draw:custom-shape draw:style-name="gr1" draw:text-style-name="P3" xml:id="id3" draw:id="id3" draw:layer="layout" svg:width="3.26cm" svg:height="0.82cm" svg:x="5.741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24cm" svg:y1="3.54cm" svg:x2="7.371cm" svg:y2="4.371cm" draw:start-shape="id2" draw:start-glue-point="7" draw:end-shape="id3" draw:end-glue-point="4" svg:d="m5524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05cm" svg:y1="4.301cm" svg:x2="3.583cm" svg:y2="6.764cm" draw:start-shape="id2" draw:start-glue-point="6" draw:end-shape="id4" draw:end-glue-point="4" svg:d="m3605 4301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371cm" svg:y1="5.191cm" svg:x2="3.583cm" svg:y2="6.764cm" draw:start-shape="id3" draw:start-glue-point="6" draw:end-shape="id4" svg:d="m7371 5191v787h-3788v786" svg:viewBox="0 0 3789 1574">
          <text:p/>
        </draw:connector>
        <draw:custom-shape draw:style-name="gr1" draw:text-style-name="P3" xml:id="id5" draw:id="id5" draw:layer="layout" svg:width="4.773cm" svg:height="1.054cm" svg:x="1.18cm" svg:y="8.836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567cm" svg:y1="9.89cm" svg:x2="10.779cm" svg:y2="10.525cm" draw:start-shape="id5" draw:start-glue-point="6" draw:end-shape="id6" draw:end-glue-point="3" svg:d="m3567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1" draw:id="id11" draw:layer="layout" svg:width="4.064cm" svg:height="1.171cm" svg:x="10.779cm" svg:y="14.307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567cm" svg:y1="9.89cm" svg:x2="3.604cm" svg:y2="11.499cm" draw:start-shape="id5" draw:start-glue-point="6" draw:end-shape="id7" draw:end-glue-point="4" svg:d="m3567 9890 37 1609" svg:viewBox="0 0 38 1610">
          <text:p/>
        </draw:connector>
        <draw:custom-shape draw:style-name="gr1" draw:text-style-name="P3" xml:id="id8" draw:id="id8" draw:layer="layout" svg:width="4.074cm" svg:height="0.889cm" svg:x="1.625cm" svg:y="14.194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3.937cm" svg:height="1.171cm" svg:x="1.635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4.064cm" svg:height="1.171cm" svg:x="1.635cm" svg:y="16.706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662cm" svg:y1="15.083cm" svg:x2="3.667cm" svg:y2="16.706cm" draw:start-shape="id8" draw:end-shape="id9" svg:d="m3662 15083 5 1623" svg:viewBox="0 0 6 1624">
          <text:p/>
        </draw:connector>
        <draw:custom-shape draw:style-name="gr5" draw:text-style-name="P2" xml:id="id6" draw:id="id6" draw:layer="layout" svg:width="4.064cm" svg:height="0.762cm" svg:x="10.779cm" svg:y="10.144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10.906cm" svg:x2="12.815cm" svg:y2="12.176cm" draw:start-shape="id6" draw:start-glue-point="6" draw:end-shape="id10" draw:end-glue-point="4" svg:d="m12811 10906 4 1270" svg:viewBox="0 0 5 1271">
          <text:p/>
        </draw:connector>
        <draw:custom-shape draw:style-name="gr5" draw:text-style-name="P3" xml:id="id12" draw:id="id12" draw:layer="layout" svg:width="4.826cm" svg:height="1.397cm" svg:x="10.398cm" svg:y="16.74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1cm" svg:y1="15.478cm" svg:x2="12.811cm" svg:y2="16.748cm" draw:start-shape="id11" draw:end-shape="id12" draw:end-glue-point="4" svg:d="m12811 15478v1270" svg:viewBox="0 0 1 1271">
          <text:p/>
        </draw:connector>
        <draw:custom-shape draw:style-name="gr1" draw:text-style-name="P2" xml:id="id15" draw:id="id15" draw:layer="layout" svg:width="5.207cm" svg:height="1.284cm" svg:x="1.127cm" svg:y="23.084cm">
          <text:p text:style-name="P1"><text:span text:style-name="T1">jettyRunWar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779cm" svg:y1="14.892cm" svg:x2="5.572cm" svg:y2="12.085cm" draw:start-shape="id11" draw:end-shape="id7" draw:end-glue-point="7" svg:d="m10779 14892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3" draw:id="id13" draw:layer="layout" svg:width="3.81cm" svg:height="0.762cm" svg:x="10.906cm" svg:y="19.54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18.145cm" svg:x2="12.811cm" svg:y2="19.542cm" draw:start-shape="id12" draw:end-shape="id13" draw:end-glue-point="0" svg:d="m12811 18145v1397" svg:viewBox="0 0 1 1398">
          <text:p/>
        </draw:connector>
        <draw:connector draw:style-name="gr4" draw:text-style-name="P3" draw:layer="layout" draw:type="line" svg:x1="5.699cm" svg:y1="17.291cm" svg:x2="10.398cm" svg:y2="17.446cm" draw:start-shape="id9" draw:end-shape="id12" svg:d="m5699 17291 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4" draw:id="id14" draw:layer="layout" svg:width="3.81cm" svg:height="1.171cm" svg:x="1.762cm" svg:y="19.909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67cm" svg:y1="17.877cm" svg:x2="3.667cm" svg:y2="19.909cm" draw:start-shape="id9" draw:start-glue-point="6" draw:end-shape="id14" draw:end-glue-point="4" svg:d="m3667 17877v2032" svg:viewBox="0 0 1 2033">
          <text:p/>
        </draw:connector>
        <draw:connector draw:style-name="gr4" draw:text-style-name="P3" draw:layer="layout" draw:type="line" svg:x1="10.906cm" svg:y1="19.923cm" svg:x2="5.572cm" svg:y2="20.494cm" draw:start-shape="id13" draw:start-glue-point="5" draw:end-shape="id14" svg:d="m10906 19923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667cm" svg:y1="21.08cm" svg:x2="3.731cm" svg:y2="23.084cm" draw:start-shape="id14" draw:start-glue-point="6" draw:end-shape="id15" draw:end-glue-point="4" svg:d="m3667 21080 64 2004" svg:viewBox="0 0 65 2005">
          <text:p/>
        </draw:connector>
        <draw:custom-shape draw:style-name="gr5" draw:text-style-name="P3" xml:id="id10" draw:id="id10" draw:layer="layout" svg:width="4.326cm" svg:height="0.889cm" svg:x="10.652cm" svg:y="12.176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5cm" svg:y1="13.065cm" svg:x2="12.811cm" svg:y2="14.307cm" draw:start-shape="id10" draw:end-shape="id11" svg:d="m12815 13065-4 1242" svg:viewBox="0 0 5 1243">
          <text:p/>
        </draw:connector>
        <draw:connector draw:style-name="gr3" draw:text-style-name="P9" draw:layer="layout" draw:type="line" svg:x1="3.603cm" svg:y1="12.67cm" svg:x2="3.662cm" svg:y2="14.194cm" draw:start-shape="id7" draw:end-shape="id8" draw:end-glue-point="4" svg:d="m3603 12670 59 1524" svg:viewBox="0 0 60 1525">
          <text:p text:style-name="P1"><text:span text:style-name="T4"><text:s text:c="27"/></text:span></text:p>
        </draw:connector>
        <draw:custom-shape draw:style-name="gr1" draw:text-style-name="P3" xml:id="id4" draw:id="id4" draw:layer="layout" svg:width="4.074cm" svg:height="0.82cm" svg:x="1.546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583cm" svg:y1="7.584cm" svg:x2="3.567cm" svg:y2="8.836cm" draw:start-shape="id4" draw:end-shape="id5" draw:end-glue-point="4" svg:d="m3583 7584-16 1252" svg:viewBox="0 0 17 12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0:59:56.218138156</dc:date>
    <dc:creator>Andrey Hihlovskiy</dc:creator>
    <meta:editing-duration>PT3H5M50S</meta:editing-duration>
    <meta:editing-cycles>58</meta:editing-cycles>
    <meta:generator>LibreOffice/4.1.3.2$Linux_X86_64 LibreOffice_project/410m0$Build-2</meta:generator>
    <meta:document-statistic meta:object-count="33"/>
  </office:meta>
</office:document-meta>
</file>